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35pt"/>
    </style:style>
    <style:style style:name="co2" style:family="table-column">
      <style:table-column-properties fo:break-before="auto" style:column-width="73.81pt"/>
    </style:style>
    <style:style style:name="co3" style:family="table-column">
      <style:table-column-properties fo:break-before="auto" style:column-width="81.89pt"/>
    </style:style>
    <style:style style:name="co4" style:family="table-column">
      <style:table-column-properties fo:break-before="auto" style:column-width="69.76pt"/>
    </style:style>
    <style:style style:name="co5" style:family="table-column">
      <style:table-column-properties fo:break-before="auto" style:column-width="74.49pt"/>
    </style:style>
    <style:style style:name="co6" style:family="table-column">
      <style:table-column-properties fo:break-before="auto" style:column-width="35.01pt"/>
    </style:style>
    <style:style style:name="co7" style:family="table-column">
      <style:table-column-properties fo:break-before="auto" style:column-width="70.84pt"/>
    </style:style>
    <style:style style:name="co8" style:family="table-column">
      <style:table-column-properties fo:break-before="auto" style:column-width="43.46pt"/>
    </style:style>
    <style:style style:name="co9" style:family="table-column">
      <style:table-column-properties fo:break-before="auto" style:column-width="57.6pt"/>
    </style:style>
    <style:style style:name="co10" style:family="table-column">
      <style:table-column-properties fo:break-before="auto" style:column-width="42.7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nimals_plants-to-annot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2" table:number-columns-repeated="2" table:default-cell-style-name="Default"/>
        <table:table-column table:style-name="co10" table:number-columns-repeated="2" table:default-cell-style-name="Default"/>
        <table:table-row table:style-name="ro1">
          <table:table-cell/>
          <table:table-cell office:value-type="string" calcext:value-type="string">
            <text:p>domain</text:p>
          </table:table-cell>
          <table:table-cell office:value-type="string" calcext:value-type="string">
            <text:p>word1</text:p>
          </table:table-cell>
          <table:table-cell office:value-type="string" calcext:value-type="string">
            <text:p>word2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same_object</text:p>
          </table:table-cell>
          <table:table-cell office:value-type="string" calcext:value-type="string">
            <text:p>subrelation</text:p>
          </table:table-cell>
          <table:table-cell office:value-type="string" calcext:value-type="string">
            <text:p>totalfreq</text:p>
          </table:table-cell>
          <table:table-cell office:value-type="string" calcext:value-type="string">
            <text:p>freq-w1-w2</text:p>
          </table:table-cell>
          <table:table-cell office:value-type="string" calcext:value-type="string">
            <text:p>freq-w2-w1</text:p>
          </table:table-cell>
          <table:table-cell office:value-type="string" calcext:value-type="string">
            <text:p>domain_w1</text:p>
          </table:table-cell>
          <table:table-cell office:value-type="string" calcext:value-type="string">
            <text:p>domain_w2</text:p>
          </table:table-cell>
          <table:table-cell office:value-type="string" calcext:value-type="string">
            <text:p>syn_w1</text:p>
          </table:table-cell>
          <table:table-cell office:value-type="string" calcext:value-type="string">
            <text:p>syn_w2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9" calcext:value-type="float">
            <text:p>545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219" calcext:value-type="float">
            <text:p>219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kitte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09" calcext:value-type="float">
            <text:p>209</text:p>
          </table:table-cell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9" calcext:value-type="float">
            <text:p>423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32" calcext:value-type="float">
            <text:p>132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1" calcext:value-type="float">
            <text:p>578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c_disagreement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6" calcext:value-type="float">
            <text:p>556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alf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c_disagreement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6" calcext:value-type="float">
            <text:p>676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72" calcext:value-type="float">
            <text:p>2207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2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wan</text:p>
          </table:table-cell>
          <table:table-cell office:value-type="string" calcext:value-type="string">
            <text:p>goos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wa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50" calcext:value-type="float">
            <text:p>1205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ya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61" calcext:value-type="float">
            <text:p>1386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her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52" calcext:value-type="float">
            <text:p>1205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ya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9" calcext:value-type="float">
            <text:p>841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6" calcext:value-type="float">
            <text:p>688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8" calcext:value-type="float">
            <text:p>959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48" calcext:value-type="float">
            <text:p>331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3" calcext:value-type="float">
            <text:p>429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7" calcext:value-type="float">
            <text:p>740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uinea pig</text:p>
          </table:table-cell>
          <table:table-cell office:value-type="string" calcext:value-type="string">
            <text:p>hamst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9" calcext:value-type="float">
            <text:p>411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4" calcext:value-type="float">
            <text:p>1215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ya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5" calcext:value-type="float">
            <text:p>523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3" calcext:value-type="float">
            <text:p>649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69" calcext:value-type="float">
            <text:p>2476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c_disagreement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3" calcext:value-type="float">
            <text:p>998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61" calcext:value-type="float">
            <text:p>1786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floc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04" calcext:value-type="float">
            <text:p>3160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72" calcext:value-type="float">
            <text:p>1397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99" calcext:value-type="float">
            <text:p>2139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45" calcext:value-type="float">
            <text:p>1264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35" calcext:value-type="float">
            <text:p>1333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44" calcext:value-type="float">
            <text:p>1594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sadd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3" calcext:value-type="float">
            <text:p>596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9" calcext:value-type="float">
            <text:p>540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terial.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5" calcext:value-type="float">
            <text:p>1103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98" calcext:value-type="float">
            <text:p>1279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7" calcext:value-type="float">
            <text:p>1058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66" calcext:value-type="float">
            <text:p>1186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98" calcext:value-type="float">
            <text:p>1409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67" calcext:value-type="float">
            <text:p>1506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4" calcext:value-type="float">
            <text:p>597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87" calcext:value-type="float">
            <text:p>2718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73" calcext:value-type="float">
            <text:p>3527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5" calcext:value-type="float">
            <text:p>598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eddy bear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8" calcext:value-type="float">
            <text:p>1179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95" calcext:value-type="float">
            <text:p>2729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9" calcext:value-type="float">
            <text:p>828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25" calcext:value-type="float">
            <text:p>2172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w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c_disagreemen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5" calcext:value-type="float">
            <text:p>989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37" calcext:value-type="float">
            <text:p>1513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risbe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58" calcext:value-type="float">
            <text:p>2815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60" calcext:value-type="float">
            <text:p>3246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49" calcext:value-type="float">
            <text:p>3944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96" calcext:value-type="float">
            <text:p>1409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04" calcext:value-type="float">
            <text:p>4580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dandelio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65" calcext:value-type="float">
            <text:p>2926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88" calcext:value-type="float">
            <text:p>2718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02" calcext:value-type="float">
            <text:p>2620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13" calcext:value-type="float">
            <text:p>2161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61" calcext:value-type="float">
            <text:p>1506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9" calcext:value-type="float">
            <text:p>770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terial.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5" calcext:value-type="float">
            <text:p>1213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3" calcext:value-type="float">
            <text:p>1002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1" calcext:value-type="float">
            <text:p>470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3" calcext:value-type="float">
            <text:p>960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7" calcext:value-type="float">
            <text:p>2135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74" calcext:value-type="float">
            <text:p>1437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69" calcext:value-type="float">
            <text:p>1386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erd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44" calcext:value-type="float">
            <text:p>3494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5" calcext:value-type="float">
            <text:p>731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ony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terial.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6" calcext:value-type="float">
            <text:p>477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31" calcext:value-type="float">
            <text:p>1453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cal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49" calcext:value-type="float">
            <text:p>3764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61" calcext:value-type="float">
            <text:p>3216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29" calcext:value-type="float">
            <text:p>3122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4" calcext:value-type="float">
            <text:p>1652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garfie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76" calcext:value-type="float">
            <text:p>1597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49" calcext:value-type="float">
            <text:p>4154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55" calcext:value-type="float">
            <text:p>1205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ya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48" calcext:value-type="float">
            <text:p>117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5" calcext:value-type="float">
            <text:p>865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0" calcext:value-type="float">
            <text:p>546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54" calcext:value-type="float">
            <text:p>1205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ox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84" calcext:value-type="float">
            <text:p>2818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28" calcext:value-type="float">
            <text:p>6952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81" calcext:value-type="float">
            <text:p>4288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44" calcext:value-type="float">
            <text:p>4164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lican</text:p>
          </table:table-cell>
          <table:table-cell office:value-type="string" calcext:value-type="string">
            <text:p>stor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58" calcext:value-type="float">
            <text:p>3115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lica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3" calcext:value-type="float">
            <text:p>1020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32" calcext:value-type="float">
            <text:p>1793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rane</text:p>
          </table:table-cell>
          <table:table-cell office:value-type="string" calcext:value-type="string">
            <text:p>pelic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mu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5" calcext:value-type="float">
            <text:p>927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18" calcext:value-type="float">
            <text:p>2231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38" calcext:value-type="float">
            <text:p>2223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flower p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36" calcext:value-type="float">
            <text:p>1453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cal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1" calcext:value-type="float">
            <text:p>1127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9" calcext:value-type="float">
            <text:p>765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4" calcext:value-type="float">
            <text:p>433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9" calcext:value-type="float">
            <text:p>427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2" calcext:value-type="float">
            <text:p>546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ha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60" calcext:value-type="float">
            <text:p>2786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80" calcext:value-type="float">
            <text:p>1908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40" calcext:value-type="float">
            <text:p>5894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ark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78" calcext:value-type="float">
            <text:p>5827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97" calcext:value-type="float">
            <text:p>3899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59" calcext:value-type="float">
            <text:p>2995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fl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46" calcext:value-type="float">
            <text:p>2924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14" calcext:value-type="float">
            <text:p>2661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eagull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70" calcext:value-type="float">
            <text:p>2437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zip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77" calcext:value-type="float">
            <text:p>2417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66" calcext:value-type="float">
            <text:p>2116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yak</text:p>
          </table:table-cell>
          <table:table-cell office:value-type="string" calcext:value-type="string">
            <text:p>ste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33" calcext:value-type="float">
            <text:p>2183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62" calcext:value-type="float">
            <text:p>1786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2" calcext:value-type="float">
            <text:p>470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eagull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eagull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ra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7" calcext:value-type="float">
            <text:p>437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ose</text:p>
          </table:table-cell>
          <table:table-cell office:value-type="string" calcext:value-type="string">
            <text:p>cra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7" calcext:value-type="float">
            <text:p>705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04" calcext:value-type="float">
            <text:p>1140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93" calcext:value-type="float">
            <text:p>1279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25" calcext:value-type="float">
            <text:p>2892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ub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71" calcext:value-type="float">
            <text:p>3887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fl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07" calcext:value-type="float">
            <text:p>2960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90" calcext:value-type="float">
            <text:p>3059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50" calcext:value-type="float">
            <text:p>3495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38" calcext:value-type="float">
            <text:p>3513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66" calcext:value-type="float">
            <text:p>3886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e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03" calcext:value-type="float">
            <text:p>5220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49" calcext:value-type="float">
            <text:p>3994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36" calcext:value-type="float">
            <text:p>4823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00" calcext:value-type="float">
            <text:p>5220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ck tower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29" calcext:value-type="float">
            <text:p>5282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52" calcext:value-type="float">
            <text:p>5815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93" calcext:value-type="float">
            <text:p>7089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18" calcext:value-type="float">
            <text:p>2631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61" calcext:value-type="float">
            <text:p>2706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kitte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45" calcext:value-type="float">
            <text:p>1754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70" calcext:value-type="float">
            <text:p>2517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67" calcext:value-type="float">
            <text:p>1186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7" calcext:value-type="float">
            <text:p>465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do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19" calcext:value-type="float">
            <text:p>2171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1" calcext:value-type="float">
            <text:p>540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1" calcext:value-type="float">
            <text:p>546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9" calcext:value-type="float">
            <text:p>578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horse h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2" calcext:value-type="float">
            <text:p>852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7" calcext:value-type="float">
            <text:p>943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4" calcext:value-type="float">
            <text:p>816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84" calcext:value-type="float">
            <text:p>1338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97" calcext:value-type="float">
            <text:p>1519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37" calcext:value-type="float">
            <text:p>1683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51" calcext:value-type="float">
            <text:p>1745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stem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34" calcext:value-type="float">
            <text:p>2103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71" calcext:value-type="float">
            <text:p>2137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yak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35" calcext:value-type="float">
            <text:p>3453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13" calcext:value-type="float">
            <text:p>2611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14" calcext:value-type="float">
            <text:p>2611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64" calcext:value-type="float">
            <text:p>2756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09" calcext:value-type="float">
            <text:p>2910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eagull</text:p>
          </table:table-cell>
          <table:table-cell office:value-type="string" calcext:value-type="string">
            <text:p>pelic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65" calcext:value-type="float">
            <text:p>2986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08" calcext:value-type="float">
            <text:p>3010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34" calcext:value-type="float">
            <text:p>3173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78" calcext:value-type="float">
            <text:p>3427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47" calcext:value-type="float">
            <text:p>5634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99" calcext:value-type="float">
            <text:p>3639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95" calcext:value-type="float">
            <text:p>4239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57" calcext:value-type="float">
            <text:p>4425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61" calcext:value-type="float">
            <text:p>4876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89" calcext:value-type="float">
            <text:p>5208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13" calcext:value-type="float">
            <text:p>5441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50" calcext:value-type="float">
            <text:p>5635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46" calcext:value-type="float">
            <text:p>2244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56" calcext:value-type="float">
            <text:p>2395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alc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5" calcext:value-type="float">
            <text:p>816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49" calcext:value-type="float">
            <text:p>2134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ox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4" calcext:value-type="float">
            <text:p>960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pr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45" calcext:value-type="float">
            <text:p>2044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uinea pig</text:p>
          </table:table-cell>
          <table:table-cell office:value-type="string" calcext:value-type="string">
            <text:p>gerbi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uinea pig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5" calcext:value-type="float">
            <text:p>741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amster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6" calcext:value-type="float">
            <text:p>855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7" calcext:value-type="float">
            <text:p>933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9" calcext:value-type="float">
            <text:p>959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figuri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36" calcext:value-type="float">
            <text:p>1093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20" calcext:value-type="float">
            <text:p>1382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g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94" calcext:value-type="float">
            <text:p>1469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47" calcext:value-type="float">
            <text:p>1704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56" calcext:value-type="float">
            <text:p>1785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fo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3" calcext:value-type="float">
            <text:p>2004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44" calcext:value-type="float">
            <text:p>2044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uinea pig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0" calcext:value-type="float">
            <text:p>1129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64" calcext:value-type="float">
            <text:p>2986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83" calcext:value-type="float">
            <text:p>3908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76" calcext:value-type="float">
            <text:p>3887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bri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49" calcext:value-type="float">
            <text:p>3254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anana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32" calcext:value-type="float">
            <text:p>3133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00" calcext:value-type="float">
            <text:p>3030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cub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20" calcext:value-type="float">
            <text:p>2542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82" calcext:value-type="float">
            <text:p>2708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51" calcext:value-type="float">
            <text:p>2615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cal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66" calcext:value-type="float">
            <text:p>2566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al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75" calcext:value-type="float">
            <text:p>2467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07" calcext:value-type="float">
            <text:p>2390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41" calcext:value-type="float">
            <text:p>4064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64" calcext:value-type="float">
            <text:p>3996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47" calcext:value-type="float">
            <text:p>2064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ew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81" calcext:value-type="float">
            <text:p>4468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suitca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96" calcext:value-type="float">
            <text:p>4739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09" calcext:value-type="float">
            <text:p>4810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ony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07" calcext:value-type="float">
            <text:p>5180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01" calcext:value-type="float">
            <text:p>5220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ck tower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06" calcext:value-type="float">
            <text:p>5220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30" calcext:value-type="float">
            <text:p>5283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31" calcext:value-type="float">
            <text:p>5283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48" calcext:value-type="float">
            <text:p>563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cri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53" calcext:value-type="float">
            <text:p>5635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ri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36" calcext:value-type="float">
            <text:p>5853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uinea pig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68" calcext:value-type="float">
            <text:p>7126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68" calcext:value-type="float">
            <text:p>7486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rriage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74" calcext:value-type="float">
            <text:p>7517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ngui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6" calcext:value-type="float">
            <text:p>2135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wildebee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35" calcext:value-type="float">
            <text:p>6893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teddy 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30" calcext:value-type="float">
            <text:p>1983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2" calcext:value-type="float">
            <text:p>868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eagull</text:p>
          </table:table-cell>
          <table:table-cell office:value-type="string" calcext:value-type="string">
            <text:p>sparr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ya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wan</text:p>
          </table:table-cell>
          <table:table-cell office:value-type="string" calcext:value-type="string">
            <text:p>cra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jock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7" calcext:value-type="float">
            <text:p>427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ox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6" calcext:value-type="float">
            <text:p>523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5" calcext:value-type="float">
            <text:p>597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eddy bear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5" calcext:value-type="float">
            <text:p>742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46" calcext:value-type="float">
            <text:p>1754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feath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8" calcext:value-type="float">
            <text:p>887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96" calcext:value-type="float">
            <text:p>1279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52" calcext:value-type="float">
            <text:p>1745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roo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63" calcext:value-type="float">
            <text:p>1536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64" calcext:value-type="float">
            <text:p>1506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09" calcext:value-type="float">
            <text:p>1410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alpac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22" calcext:value-type="float">
            <text:p>1382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g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9" calcext:value-type="float">
            <text:p>887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94" calcext:value-type="float">
            <text:p>1279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86" calcext:value-type="float">
            <text:p>1128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2" calcext:value-type="float">
            <text:p>1105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7" calcext:value-type="float">
            <text:p>959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iguri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3" calcext:value-type="float">
            <text:p>893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6" calcext:value-type="float">
            <text:p>1129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34" calcext:value-type="float">
            <text:p>3303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reinde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47" calcext:value-type="float">
            <text:p>4154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88" calcext:value-type="float">
            <text:p>3898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38" calcext:value-type="float">
            <text:p>3703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kitt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70" calcext:value-type="float">
            <text:p>3657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olar bear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69" calcext:value-type="float">
            <text:p>3656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88" calcext:value-type="float">
            <text:p>3648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57" calcext:value-type="float">
            <text:p>3495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13" calcext:value-type="float">
            <text:p>3261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83" calcext:value-type="float">
            <text:p>3268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oxen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57" calcext:value-type="float">
            <text:p>3265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lphi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56" calcext:value-type="float">
            <text:p>3255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50" calcext:value-type="float">
            <text:p>3255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ananas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71" calcext:value-type="float">
            <text:p>3247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40" calcext:value-type="float">
            <text:p>4174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26" calcext:value-type="float">
            <text:p>2892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ub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57" calcext:value-type="float">
            <text:p>2945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90" calcext:value-type="float">
            <text:p>5089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45" calcext:value-type="float">
            <text:p>4384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32" calcext:value-type="float">
            <text:p>6893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46" calcext:value-type="float">
            <text:p>8664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21" calcext:value-type="float">
            <text:p>8262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76" calcext:value-type="float">
            <text:p>7267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75" calcext:value-type="float">
            <text:p>7237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99" calcext:value-type="float">
            <text:p>7089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15" calcext:value-type="float">
            <text:p>7071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81" calcext:value-type="float">
            <text:p>6868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amster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48" calcext:value-type="float">
            <text:p>438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parr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33" calcext:value-type="float">
            <text:p>5853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uinea pi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34" calcext:value-type="float">
            <text:p>5443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49" calcext:value-type="float">
            <text:p>2614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36" calcext:value-type="float">
            <text:p>4943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06" calcext:value-type="float">
            <text:p>4730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02" calcext:value-type="float">
            <text:p>4410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erd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96" calcext:value-type="float">
            <text:p>2729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yak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70" calcext:value-type="float">
            <text:p>4247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65" calcext:value-type="float">
            <text:p>2566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2" calcext:value-type="float">
            <text:p>1064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65" calcext:value-type="float">
            <text:p>1456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27" calcext:value-type="float">
            <text:p>1432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07" calcext:value-type="float">
            <text:p>1410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lpaca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92" calcext:value-type="float">
            <text:p>1409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lam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16" calcext:value-type="float">
            <text:p>1401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quirrel</text:p>
          </table:table-cell>
          <table:table-cell office:value-type="string" calcext:value-type="string">
            <text:p>squ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82" calcext:value-type="float">
            <text:p>1248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reproa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19" calcext:value-type="float">
            <text:p>1191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4" calcext:value-type="float">
            <text:p>797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95" calcext:value-type="float">
            <text:p>1519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7" calcext:value-type="float">
            <text:p>655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ri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2" calcext:value-type="float">
            <text:p>649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6" calcext:value-type="float">
            <text:p>531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3" calcext:value-type="float">
            <text:p>487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oc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4" calcext:value-type="float">
            <text:p>428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ste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07" calcext:value-type="float">
            <text:p>2540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0" calcext:value-type="float">
            <text:p>1463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75" calcext:value-type="float">
            <text:p>3497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99" calcext:value-type="float">
            <text:p>1539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29" calcext:value-type="float">
            <text:p>2172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97" calcext:value-type="float">
            <text:p>2539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02" calcext:value-type="float">
            <text:p>1730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do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17" calcext:value-type="float">
            <text:p>2521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05" calcext:value-type="float">
            <text:p>2510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65" calcext:value-type="float">
            <text:p>2286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egret</text:p>
          </table:table-cell>
          <table:table-cell office:value-type="string" calcext:value-type="string">
            <text:p>cra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72" calcext:value-type="float">
            <text:p>2277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fo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6" calcext:value-type="float">
            <text:p>2200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85" calcext:value-type="float">
            <text:p>2468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48" calcext:value-type="float">
            <text:p>213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oxen</text:p>
          </table:table-cell>
          <table:table-cell office:value-type="string" calcext:value-type="string">
            <text:p>wildebee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24" calcext:value-type="float">
            <text:p>1752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38" calcext:value-type="float">
            <text:p>2093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41" calcext:value-type="float">
            <text:p>2044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amste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67" calcext:value-type="float">
            <text:p>1786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ck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12" calcext:value-type="float">
            <text:p>1741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stea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40" calcext:value-type="float">
            <text:p>2134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wildebee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92" calcext:value-type="float">
            <text:p>3899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48" calcext:value-type="float">
            <text:p>399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50" calcext:value-type="float">
            <text:p>3995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5" calcext:value-type="float">
            <text:p>4000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37" calcext:value-type="float">
            <text:p>4193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40" calcext:value-type="float">
            <text:p>4104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bathtu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96" calcext:value-type="float">
            <text:p>4139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23" calcext:value-type="float">
            <text:p>4372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he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62" calcext:value-type="float">
            <text:p>4576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rid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98" calcext:value-type="float">
            <text:p>3669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33" calcext:value-type="float">
            <text:p>4773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zero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21" calcext:value-type="float">
            <text:p>3892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49" calcext:value-type="float">
            <text:p>3314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eagull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23" calcext:value-type="float">
            <text:p>3632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61" calcext:value-type="float">
            <text:p>3626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27" calcext:value-type="float">
            <text:p>3512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53" calcext:value-type="float">
            <text:p>3495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09" calcext:value-type="float">
            <text:p>3390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50" calcext:value-type="float">
            <text:p>3345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37" calcext:value-type="float">
            <text:p>4863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48" calcext:value-type="float">
            <text:p>330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eindeer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35" calcext:value-type="float">
            <text:p>3303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31" calcext:value-type="float">
            <text:p>3303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76" calcext:value-type="float">
            <text:p>3277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62" calcext:value-type="float">
            <text:p>3256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anana tr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27" calcext:value-type="float">
            <text:p>4862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43" calcext:value-type="float">
            <text:p>5444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96" calcext:value-type="float">
            <text:p>4929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leav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08" calcext:value-type="float">
            <text:p>7070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57" calcext:value-type="float">
            <text:p>3255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banana tr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91" calcext:value-type="float">
            <text:p>7529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mputer mouse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88" calcext:value-type="float">
            <text:p>7528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10" calcext:value-type="float">
            <text:p>7501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odent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09" calcext:value-type="float">
            <text:p>7500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18" calcext:value-type="float">
            <text:p>7431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28" calcext:value-type="float">
            <text:p>7262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pu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76" calcext:value-type="float">
            <text:p>7237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07" calcext:value-type="float">
            <text:p>7180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24" calcext:value-type="float">
            <text:p>7072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13" calcext:value-type="float">
            <text:p>7071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6" calcext:value-type="float">
            <text:p>7041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41" calcext:value-type="float">
            <text:p>6914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89" calcext:value-type="float">
            <text:p>6708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ildebeest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60" calcext:value-type="float">
            <text:p>5446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59" calcext:value-type="float">
            <text:p>5445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44" calcext:value-type="float">
            <text:p>5444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66" calcext:value-type="float">
            <text:p>5436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43" calcext:value-type="float">
            <text:p>5434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74" calcext:value-type="float">
            <text:p>5397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90" calcext:value-type="float">
            <text:p>5269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89" calcext:value-type="float">
            <text:p>5268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04" calcext:value-type="float">
            <text:p>5150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03" calcext:value-type="float">
            <text:p>7180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24" calcext:value-type="float">
            <text:p>3172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99" calcext:value-type="float">
            <text:p>3209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o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4" calcext:value-type="float">
            <text:p>1145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93" calcext:value-type="float">
            <text:p>1519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59" calcext:value-type="float">
            <text:p>1505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99" calcext:value-type="float">
            <text:p>1409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ama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39" calcext:value-type="float">
            <text:p>1403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eagull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66" calcext:value-type="float">
            <text:p>1386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s</text:p>
          </table:table-cell>
          <table:table-cell office:value-type="string" calcext:value-type="string">
            <text:p>he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14" calcext:value-type="float">
            <text:p>1281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strip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7" calcext:value-type="float">
            <text:p>1234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6" calcext:value-type="float">
            <text:p>1228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6" calcext:value-type="float">
            <text:p>1223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5" calcext:value-type="float">
            <text:p>1223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3" calcext:value-type="float">
            <text:p>1180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bed cov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89" calcext:value-type="float">
            <text:p>1128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fil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" calcext:value-type="float">
            <text:p>1617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62" calcext:value-type="float">
            <text:p>1086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bed cov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3" calcext:value-type="float">
            <text:p>797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2" calcext:value-type="float">
            <text:p>742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rode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arrot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chi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ya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62" calcext:value-type="float">
            <text:p>2986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94" calcext:value-type="float">
            <text:p>1519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78" calcext:value-type="float">
            <text:p>1667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39" calcext:value-type="float">
            <text:p>2183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13" calcext:value-type="float">
            <text:p>1711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64" calcext:value-type="float">
            <text:p>2776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72" calcext:value-type="float">
            <text:p>2727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83" calcext:value-type="float">
            <text:p>2708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94" calcext:value-type="float">
            <text:p>2669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ck</text:p>
          </table:table-cell>
          <table:table-cell office:value-type="string" calcext:value-type="string">
            <text:p>goa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17" calcext:value-type="float">
            <text:p>2541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98" calcext:value-type="float">
            <text:p>2539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58" calcext:value-type="float">
            <text:p>2515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78" calcext:value-type="float">
            <text:p>2417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49" calcext:value-type="float">
            <text:p>2244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47" calcext:value-type="float">
            <text:p>2244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59" calcext:value-type="float">
            <text:p>2925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17" calcext:value-type="float">
            <text:p>2171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67" calcext:value-type="float">
            <text:p>1886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19" calcext:value-type="float">
            <text:p>1711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64" calcext:value-type="float">
            <text:p>2136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ildebeest</text:p>
          </table:table-cell>
          <table:table-cell office:value-type="string" calcext:value-type="string">
            <text:p>ya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58" calcext:value-type="float">
            <text:p>1745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84" calcext:value-type="float">
            <text:p>1748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arrangeme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61" calcext:value-type="float">
            <text:p>2926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4" calcext:value-type="float">
            <text:p>2004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rane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39" calcext:value-type="float">
            <text:p>2093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9" calcext:value-type="float">
            <text:p>2135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water buffal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48" calcext:value-type="float">
            <text:p>206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63" calcext:value-type="float">
            <text:p>2136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wildebee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00" calcext:value-type="float">
            <text:p>4770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96" calcext:value-type="float">
            <text:p>4429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eddy b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77" calcext:value-type="float">
            <text:p>4497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17" calcext:value-type="float">
            <text:p>4551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63" calcext:value-type="float">
            <text:p>4576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73" calcext:value-type="float">
            <text:p>4577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t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57" calcext:value-type="float">
            <text:p>4605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ted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71" calcext:value-type="float">
            <text:p>4697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tuli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04" calcext:value-type="float">
            <text:p>4710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61" calcext:value-type="float">
            <text:p>4716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26" calcext:value-type="float">
            <text:p>4752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s</text:p>
          </table:table-cell>
          <table:table-cell office:value-type="string" calcext:value-type="string">
            <text:p>he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20" calcext:value-type="float">
            <text:p>4802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24" calcext:value-type="float">
            <text:p>4782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07" calcext:value-type="float">
            <text:p>4820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pas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49" calcext:value-type="float">
            <text:p>4954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79" calcext:value-type="float">
            <text:p>4987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black shee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82" calcext:value-type="float">
            <text:p>5068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94" calcext:value-type="float">
            <text:p>5149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48" calcext:value-type="float">
            <text:p>519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98" calcext:value-type="float">
            <text:p>5269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99" calcext:value-type="float">
            <text:p>5269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58" calcext:value-type="float">
            <text:p>4425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09" calcext:value-type="float">
            <text:p>5270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54" calcext:value-type="float">
            <text:p>4985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56" calcext:value-type="float">
            <text:p>4055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yak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01" calcext:value-type="float">
            <text:p>4410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erd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34" calcext:value-type="float">
            <text:p>3943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70" calcext:value-type="float">
            <text:p>5317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21" calcext:value-type="float">
            <text:p>3632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71" calcext:value-type="float">
            <text:p>3657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olar bear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73" calcext:value-type="float">
            <text:p>3657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33" calcext:value-type="float">
            <text:p>3663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kitt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13" calcext:value-type="float">
            <text:p>3761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99" calcext:value-type="float">
            <text:p>3779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40" calcext:value-type="float">
            <text:p>3804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c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52" calcext:value-type="float">
            <text:p>3885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27" calcext:value-type="float">
            <text:p>3942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44" calcext:value-type="float">
            <text:p>3994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egret</text:p>
          </table:table-cell>
          <table:table-cell office:value-type="string" calcext:value-type="string">
            <text:p>stor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64" calcext:value-type="float">
            <text:p>4336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47" calcext:value-type="float">
            <text:p>3994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rane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58" calcext:value-type="float">
            <text:p>4055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ildebeest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61" calcext:value-type="float">
            <text:p>4056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08" calcext:value-type="float">
            <text:p>4070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48" calcext:value-type="float">
            <text:p>408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19" calcext:value-type="float">
            <text:p>4161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48" calcext:value-type="float">
            <text:p>416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ork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43" calcext:value-type="float">
            <text:p>4184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89" calcext:value-type="float">
            <text:p>4238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18" calcext:value-type="float">
            <text:p>4311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98" calcext:value-type="float">
            <text:p>5279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kitte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22" calcext:value-type="float">
            <text:p>7092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71" calcext:value-type="float">
            <text:p>5317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rane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50" calcext:value-type="float">
            <text:p>8255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41" calcext:value-type="float">
            <text:p>7104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teddy 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08" calcext:value-type="float">
            <text:p>7180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14" calcext:value-type="float">
            <text:p>7181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bear cu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77" calcext:value-type="float">
            <text:p>7237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he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85" calcext:value-type="float">
            <text:p>7388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16" calcext:value-type="float">
            <text:p>7431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14" calcext:value-type="float">
            <text:p>7491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13" calcext:value-type="float">
            <text:p>7671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key 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47" calcext:value-type="float">
            <text:p>7894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49" calcext:value-type="float">
            <text:p>8254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55" calcext:value-type="float">
            <text:p>8255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97" calcext:value-type="float">
            <text:p>5329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56" calcext:value-type="float">
            <text:p>8255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61" calcext:value-type="float">
            <text:p>8256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eddy bea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62" calcext:value-type="float">
            <text:p>8256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eddy bear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67" calcext:value-type="float">
            <text:p>8256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85" calcext:value-type="float">
            <text:p>8288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86" calcext:value-type="float">
            <text:p>8288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94" calcext:value-type="float">
            <text:p>8289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95" calcext:value-type="float">
            <text:p>8289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99" calcext:value-type="float">
            <text:p>8549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pr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29" calcext:value-type="float">
            <text:p>3512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ose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37" calcext:value-type="float">
            <text:p>7103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43" calcext:value-type="float">
            <text:p>7084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skydiv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28" calcext:value-type="float">
            <text:p>7072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27" calcext:value-type="float">
            <text:p>7072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45" calcext:value-type="float">
            <text:p>5434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14" calcext:value-type="float">
            <text:p>5441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35" calcext:value-type="float">
            <text:p>5443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45" calcext:value-type="float">
            <text:p>5444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61" calcext:value-type="float">
            <text:p>5446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89" calcext:value-type="float">
            <text:p>5448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eer</text:p>
          </table:table-cell>
          <table:table-cell office:value-type="string" calcext:value-type="string">
            <text:p>cal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19" calcext:value-type="float">
            <text:p>5511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24" calcext:value-type="float">
            <text:p>5512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66" calcext:value-type="float">
            <text:p>5526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wooden le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02" calcext:value-type="float">
            <text:p>5600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83" calcext:value-type="float">
            <text:p>5648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61" calcext:value-type="float">
            <text:p>5756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53" calcext:value-type="float">
            <text:p>5775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57" calcext:value-type="float">
            <text:p>5895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92" calcext:value-type="float">
            <text:p>5899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ucan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17" calcext:value-type="float">
            <text:p>6831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shetland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80" calcext:value-type="float">
            <text:p>6868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amster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92" calcext:value-type="float">
            <text:p>6869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odent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93" calcext:value-type="float">
            <text:p>6869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rode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42" calcext:value-type="float">
            <text:p>6914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but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49" calcext:value-type="float">
            <text:p>3604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oll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24" calcext:value-type="float">
            <text:p>3512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wan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56" calcext:value-type="float">
            <text:p>1205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7" calcext:value-type="float">
            <text:p>1223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32" calcext:value-type="float">
            <text:p>1273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47" calcext:value-type="float">
            <text:p>1334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21" calcext:value-type="float">
            <text:p>1382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g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68" calcext:value-type="float">
            <text:p>1386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do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70" calcext:value-type="float">
            <text:p>1397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19" calcext:value-type="float">
            <text:p>1511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64" calcext:value-type="float">
            <text:p>1536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65" calcext:value-type="float">
            <text:p>1546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68" calcext:value-type="float">
            <text:p>1186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20" calcext:value-type="float">
            <text:p>1682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48" calcext:value-type="float">
            <text:p>170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59" calcext:value-type="float">
            <text:p>1715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labrad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01" calcext:value-type="float">
            <text:p>1730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mountain g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04" calcext:value-type="float">
            <text:p>1730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mountain g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24" calcext:value-type="float">
            <text:p>1732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lf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48" calcext:value-type="float">
            <text:p>175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feath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38" calcext:value-type="float">
            <text:p>1783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billy g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40" calcext:value-type="float">
            <text:p>1784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billy g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55" calcext:value-type="float">
            <text:p>1785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70" calcext:value-type="float">
            <text:p>1187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8" calcext:value-type="float">
            <text:p>110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84" calcext:value-type="float">
            <text:p>1908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lf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amingo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02" calcext:value-type="float">
            <text:p>3510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arrot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8" calcext:value-type="float">
            <text:p>429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oxen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3" calcext:value-type="float">
            <text:p>546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8" calcext:value-type="float">
            <text:p>989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wan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4" calcext:value-type="float">
            <text:p>546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2" calcext:value-type="float">
            <text:p>596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plush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7" calcext:value-type="float">
            <text:p>730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6" calcext:value-type="float">
            <text:p>754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awk</text:p>
          </table:table-cell>
          <table:table-cell office:value-type="string" calcext:value-type="string">
            <text:p>sparr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6" calcext:value-type="float">
            <text:p>785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0" calcext:value-type="float">
            <text:p>871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snou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4" calcext:value-type="float">
            <text:p>921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2" calcext:value-type="float">
            <text:p>953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6" calcext:value-type="float">
            <text:p>989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sculp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81" calcext:value-type="float">
            <text:p>1838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5" calcext:value-type="float">
            <text:p>785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pon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47" calcext:value-type="float">
            <text:p>2044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gerbi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35" calcext:value-type="float">
            <text:p>3003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89" calcext:value-type="float">
            <text:p>2818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ste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27" calcext:value-type="float">
            <text:p>2872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ony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94" calcext:value-type="float">
            <text:p>2879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fount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96" calcext:value-type="float">
            <text:p>2879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fount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54" calcext:value-type="float">
            <text:p>2925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60" calcext:value-type="float">
            <text:p>2926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66" calcext:value-type="float">
            <text:p>2926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67" calcext:value-type="float">
            <text:p>2936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longhor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68" calcext:value-type="float">
            <text:p>2936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longhor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26" calcext:value-type="float">
            <text:p>3002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91" calcext:value-type="float">
            <text:p>3059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38" calcext:value-type="float">
            <text:p>2763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80" calcext:value-type="float">
            <text:p>3178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alpac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64" calcext:value-type="float">
            <text:p>3286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65" calcext:value-type="float">
            <text:p>3286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47" calcext:value-type="float">
            <text:p>3304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eindeer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54" calcext:value-type="float">
            <text:p>3305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58" calcext:value-type="float">
            <text:p>3305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64" calcext:value-type="float">
            <text:p>3306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50" calcext:value-type="float">
            <text:p>3315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acock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43" calcext:value-type="float">
            <text:p>2134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ste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9" calcext:value-type="float">
            <text:p>3450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28" calcext:value-type="float">
            <text:p>2802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itt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46" calcext:value-type="float">
            <text:p>3214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37" calcext:value-type="float">
            <text:p>2763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18" calcext:value-type="float">
            <text:p>2521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36" calcext:value-type="float">
            <text:p>2143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ra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27" calcext:value-type="float">
            <text:p>2172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94" calcext:value-type="float">
            <text:p>2739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33" calcext:value-type="float">
            <text:p>2173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19" calcext:value-type="float">
            <text:p>2231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08" calcext:value-type="float">
            <text:p>2240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48" calcext:value-type="float">
            <text:p>224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84" calcext:value-type="float">
            <text:p>2448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mountain g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87" calcext:value-type="float">
            <text:p>2448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ox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14" calcext:value-type="float">
            <text:p>2521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67" calcext:value-type="float">
            <text:p>2376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19" calcext:value-type="float">
            <text:p>2521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78" calcext:value-type="float">
            <text:p>2547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arrot</text:p>
          </table:table-cell>
          <table:table-cell office:value-type="string" calcext:value-type="string">
            <text:p>touc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83" calcext:value-type="float">
            <text:p>2738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pr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49" calcext:value-type="float">
            <text:p>2554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moo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93" calcext:value-type="float">
            <text:p>2639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89" calcext:value-type="float">
            <text:p>2718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ste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89" calcext:value-type="float">
            <text:p>2668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tow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2" calcext:value-type="float">
            <text:p>2674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13" calcext:value-type="float">
            <text:p>2541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36" calcext:value-type="float">
            <text:p>2713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06" calcext:value-type="float">
            <text:p>5450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91" calcext:value-type="float">
            <text:p>5449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92" calcext:value-type="float">
            <text:p>5449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93" calcext:value-type="float">
            <text:p>5449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04" calcext:value-type="float">
            <text:p>5450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05" calcext:value-type="float">
            <text:p>5450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39" calcext:value-type="float">
            <text:p>5453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28" calcext:value-type="float">
            <text:p>5452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29" calcext:value-type="float">
            <text:p>5452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22" calcext:value-type="float">
            <text:p>5482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eer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20" calcext:value-type="float">
            <text:p>5512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78" calcext:value-type="float">
            <text:p>5447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78" calcext:value-type="float">
            <text:p>5487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80" calcext:value-type="float">
            <text:p>5488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79" calcext:value-type="float">
            <text:p>5447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39" calcext:value-type="float">
            <text:p>5423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77" calcext:value-type="float">
            <text:p>5447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26" calcext:value-type="float">
            <text:p>5422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66" calcext:value-type="float">
            <text:p>5416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ardcover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17" calcext:value-type="float">
            <text:p>5521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ony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67" calcext:value-type="float">
            <text:p>5416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ardcover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85" calcext:value-type="float">
            <text:p>5418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adap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05" calcext:value-type="float">
            <text:p>5420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dapter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24" calcext:value-type="float">
            <text:p>5422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17" calcext:value-type="float">
            <text:p>5441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65" calcext:value-type="float">
            <text:p>5446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19" calcext:value-type="float">
            <text:p>5441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40" calcext:value-type="float">
            <text:p>5444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47" calcext:value-type="float">
            <text:p>5444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48" calcext:value-type="float">
            <text:p>544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49" calcext:value-type="float">
            <text:p>5444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64" calcext:value-type="float">
            <text:p>5446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21" calcext:value-type="float">
            <text:p>5512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96" calcext:value-type="float">
            <text:p>5799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racehor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42" calcext:value-type="float">
            <text:p>5524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91" calcext:value-type="float">
            <text:p>5829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51" calcext:value-type="float">
            <text:p>5795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52" calcext:value-type="float">
            <text:p>5795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74" calcext:value-type="float">
            <text:p>5797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18" calcext:value-type="float">
            <text:p>5811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79" calcext:value-type="float">
            <text:p>5827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80" calcext:value-type="float">
            <text:p>5828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02" calcext:value-type="float">
            <text:p>5830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62" calcext:value-type="float">
            <text:p>5776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oast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13" calcext:value-type="float">
            <text:p>5831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32" calcext:value-type="float">
            <text:p>5843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69" calcext:value-type="float">
            <text:p>5876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42" calcext:value-type="float">
            <text:p>5894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ark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43" calcext:value-type="float">
            <text:p>5894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ark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64" calcext:value-type="float">
            <text:p>5416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ardcover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31" calcext:value-type="float">
            <text:p>5793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ule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68" calcext:value-type="float">
            <text:p>5756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stum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11" calcext:value-type="float">
            <text:p>5531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31" calcext:value-type="float">
            <text:p>5633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hoo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13" calcext:value-type="float">
            <text:p>5531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figuri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16" calcext:value-type="float">
            <text:p>5531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30" calcext:value-type="float">
            <text:p>5533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28" calcext:value-type="float">
            <text:p>5582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bed she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04" calcext:value-type="float">
            <text:p>5600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32" calcext:value-type="float">
            <text:p>5613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racehor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49" calcext:value-type="float">
            <text:p>5634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hop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62" calcext:value-type="float">
            <text:p>5756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stum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54" calcext:value-type="float">
            <text:p>5635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grasshop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86" calcext:value-type="float">
            <text:p>5648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amingo</text:p>
          </table:table-cell>
          <table:table-cell office:value-type="string" calcext:value-type="string">
            <text:p>n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81" calcext:value-type="float">
            <text:p>5658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20" calcext:value-type="float">
            <text:p>5702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ipper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74" calcext:value-type="float">
            <text:p>5727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add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56" calcext:value-type="float">
            <text:p>5755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stum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65" calcext:value-type="float">
            <text:p>5416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ardcover</text:p>
          </table:table-cell>
          <table:table-cell office:value-type="string" calcext:value-type="string">
            <text:p>adap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62" calcext:value-type="float">
            <text:p>4786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46" calcext:value-type="float">
            <text:p>5414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10" calcext:value-type="float">
            <text:p>4821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pas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61" calcext:value-type="float">
            <text:p>4786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59" calcext:value-type="float">
            <text:p>5895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91" calcext:value-type="float">
            <text:p>4789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22" calcext:value-type="float">
            <text:p>4792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08" calcext:value-type="float">
            <text:p>4810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pon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09" calcext:value-type="float">
            <text:p>4820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erd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52" calcext:value-type="float">
            <text:p>4825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58" calcext:value-type="float">
            <text:p>4755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be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29" calcext:value-type="float">
            <text:p>4852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78" calcext:value-type="float">
            <text:p>4867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47" calcext:value-type="float">
            <text:p>4934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74" calcext:value-type="float">
            <text:p>4957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pr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78" calcext:value-type="float">
            <text:p>4967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acehors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73" calcext:value-type="float">
            <text:p>5027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lap 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85" calcext:value-type="float">
            <text:p>4768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08" calcext:value-type="float">
            <text:p>4750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artwor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45" calcext:value-type="float">
            <text:p>5414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63" calcext:value-type="float">
            <text:p>4716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09" calcext:value-type="float">
            <text:p>4580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andelion</text:p>
          </table:table-cell>
          <table:table-cell office:value-type="string" calcext:value-type="string">
            <text:p>cactu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55" calcext:value-type="float">
            <text:p>4615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59" calcext:value-type="float">
            <text:p>4615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48" calcext:value-type="float">
            <text:p>462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amp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17" calcext:value-type="float">
            <text:p>4671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alic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97" calcext:value-type="float">
            <text:p>4689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64" calcext:value-type="float">
            <text:p>4716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06" calcext:value-type="float">
            <text:p>4750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artwor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65" calcext:value-type="float">
            <text:p>4716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66" calcext:value-type="float">
            <text:p>4716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cra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77" calcext:value-type="float">
            <text:p>4737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78" calcext:value-type="float">
            <text:p>4737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broa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79" calcext:value-type="float">
            <text:p>4737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05" calcext:value-type="float">
            <text:p>4750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88" calcext:value-type="float">
            <text:p>5028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oodpecker</text:p>
          </table:table-cell>
          <table:table-cell office:value-type="string" calcext:value-type="string">
            <text:p>sparr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44" calcext:value-type="float">
            <text:p>5034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mir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08" calcext:value-type="float">
            <text:p>5050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05" calcext:value-type="float">
            <text:p>5280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31" calcext:value-type="float">
            <text:p>5253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air condition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00" calcext:value-type="float">
            <text:p>5270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10" calcext:value-type="float">
            <text:p>5271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20" calcext:value-type="float">
            <text:p>5272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t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21" calcext:value-type="float">
            <text:p>5272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infla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22" calcext:value-type="float">
            <text:p>5272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32" calcext:value-type="float">
            <text:p>5283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pinat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69" calcext:value-type="float">
            <text:p>5066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61" calcext:value-type="float">
            <text:p>5366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95" calcext:value-type="float">
            <text:p>5399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buzz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21" calcext:value-type="float">
            <text:p>5412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hardcov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42" calcext:value-type="float">
            <text:p>5414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hardcov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43" calcext:value-type="float">
            <text:p>5414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44" calcext:value-type="float">
            <text:p>5414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adap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44" calcext:value-type="float">
            <text:p>5244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80" calcext:value-type="float">
            <text:p>5208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32" calcext:value-type="float">
            <text:p>5203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65" calcext:value-type="float">
            <text:p>5176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pon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57" calcext:value-type="float">
            <text:p>5165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05" calcext:value-type="float">
            <text:p>5150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ornament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99" calcext:value-type="float">
            <text:p>5129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98" calcext:value-type="float">
            <text:p>5099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96" calcext:value-type="float">
            <text:p>5089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94" calcext:value-type="float">
            <text:p>5089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34" calcext:value-type="float">
            <text:p>5083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ug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85" calcext:value-type="float">
            <text:p>5068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bull h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80" calcext:value-type="float">
            <text:p>5068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77" calcext:value-type="float">
            <text:p>5067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76" calcext:value-type="float">
            <text:p>5067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bull h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75" calcext:value-type="float">
            <text:p>5067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70" calcext:value-type="float">
            <text:p>5067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bull h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48" calcext:value-type="float">
            <text:p>589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78" calcext:value-type="float">
            <text:p>7237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l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78" calcext:value-type="float">
            <text:p>5927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49" calcext:value-type="float">
            <text:p>7894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49" calcext:value-type="float">
            <text:p>7604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91" calcext:value-type="float">
            <text:p>7609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13" calcext:value-type="float">
            <text:p>7631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and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72" calcext:value-type="float">
            <text:p>7677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60" calcext:value-type="float">
            <text:p>7856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48" calcext:value-type="float">
            <text:p>789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52" calcext:value-type="float">
            <text:p>7895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47" calcext:value-type="float">
            <text:p>7604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57" calcext:value-type="float">
            <text:p>7895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59" calcext:value-type="float">
            <text:p>7895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40" calcext:value-type="float">
            <text:p>7924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acehors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17" calcext:value-type="float">
            <text:p>7931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u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19" calcext:value-type="float">
            <text:p>7931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pu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20" calcext:value-type="float">
            <text:p>7932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48" calcext:value-type="float">
            <text:p>760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14" calcext:value-type="float">
            <text:p>7591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26" calcext:value-type="float">
            <text:p>7442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ucan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13" calcext:value-type="float">
            <text:p>7501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30" calcext:value-type="float">
            <text:p>7443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34" calcext:value-type="float">
            <text:p>7443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arrot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73" calcext:value-type="float">
            <text:p>7487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21" calcext:value-type="float">
            <text:p>7492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pas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24" calcext:value-type="float">
            <text:p>7492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11" calcext:value-type="float">
            <text:p>7501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erbil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14" calcext:value-type="float">
            <text:p>7501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erbil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00" calcext:value-type="float">
            <text:p>7580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48" calcext:value-type="float">
            <text:p>755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snou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49" calcext:value-type="float">
            <text:p>7554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53" calcext:value-type="float">
            <text:p>7555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nou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54" calcext:value-type="float">
            <text:p>7555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97" calcext:value-type="float">
            <text:p>7579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owl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39" calcext:value-type="float">
            <text:p>8113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40" calcext:value-type="float">
            <text:p>8114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72" calcext:value-type="float">
            <text:p>8137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60" calcext:value-type="float">
            <text:p>8596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67" calcext:value-type="float">
            <text:p>8466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68" calcext:value-type="float">
            <text:p>8466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70" calcext:value-type="float">
            <text:p>8467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73" calcext:value-type="float">
            <text:p>8467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69" calcext:value-type="float">
            <text:p>8506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56" calcext:value-type="float">
            <text:p>8555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paraff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62" calcext:value-type="float">
            <text:p>8596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parr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05" calcext:value-type="float">
            <text:p>8230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64" calcext:value-type="float">
            <text:p>8596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parr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81" calcext:value-type="float">
            <text:p>8618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67" calcext:value-type="float">
            <text:p>8656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fil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72" calcext:value-type="float">
            <text:p>8657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fil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76" calcext:value-type="float">
            <text:p>8657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05" calcext:value-type="float">
            <text:p>4580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cactu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65" calcext:value-type="float">
            <text:p>8466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56" calcext:value-type="float">
            <text:p>8425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63" calcext:value-type="float">
            <text:p>8376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44" calcext:value-type="float">
            <text:p>8344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ony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26" calcext:value-type="float">
            <text:p>8292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ony</text:p>
          </table:table-cell>
          <table:table-cell office:value-type="string" calcext:value-type="string">
            <text:p>shetland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01" calcext:value-type="float">
            <text:p>8280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ork</text:p>
          </table:table-cell>
          <table:table-cell office:value-type="string" calcext:value-type="string">
            <text:p>seagu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67" calcext:value-type="float">
            <text:p>8276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03" calcext:value-type="float">
            <text:p>8270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dalmati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55" calcext:value-type="float">
            <text:p>8265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51" calcext:value-type="float">
            <text:p>8265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50" calcext:value-type="float">
            <text:p>8265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47" calcext:value-type="float">
            <text:p>8264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44" calcext:value-type="float">
            <text:p>8264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22" calcext:value-type="float">
            <text:p>8262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be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74" calcext:value-type="float">
            <text:p>8257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doll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68" calcext:value-type="float">
            <text:p>8256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oll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57" calcext:value-type="float">
            <text:p>8255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doll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27" calcext:value-type="float">
            <text:p>7442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ucan</text:p>
          </table:table-cell>
          <table:table-cell office:value-type="string" calcext:value-type="string">
            <text:p>c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63" calcext:value-type="float">
            <text:p>7436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36" calcext:value-type="float">
            <text:p>6703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19" calcext:value-type="float">
            <text:p>7071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68" calcext:value-type="float">
            <text:p>6956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mputer mous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60" calcext:value-type="float">
            <text:p>6996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76" calcext:value-type="float">
            <text:p>7017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black 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09" calcext:value-type="float">
            <text:p>7070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fish fill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12" calcext:value-type="float">
            <text:p>7071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14" calcext:value-type="float">
            <text:p>7071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fish fill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21" calcext:value-type="float">
            <text:p>7072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sh fill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94" calcext:value-type="float">
            <text:p>6929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hoov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31" calcext:value-type="float">
            <text:p>7073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38" calcext:value-type="float">
            <text:p>7073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41" calcext:value-type="float">
            <text:p>7074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75" calcext:value-type="float">
            <text:p>7077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zip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42" calcext:value-type="float">
            <text:p>7104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46" calcext:value-type="float">
            <text:p>7104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eddy bear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96" calcext:value-type="float">
            <text:p>6929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ove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93" calcext:value-type="float">
            <text:p>6929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kitt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21" calcext:value-type="float">
            <text:p>7432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85" calcext:value-type="float">
            <text:p>6868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gerbi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95" calcext:value-type="float">
            <text:p>6709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76" calcext:value-type="float">
            <text:p>6757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pr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77" calcext:value-type="float">
            <text:p>6757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arrot</text:p>
          </table:table-cell>
          <table:table-cell office:value-type="string" calcext:value-type="string">
            <text:p>pr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43" calcext:value-type="float">
            <text:p>6814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52" calcext:value-type="float">
            <text:p>6855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owl</text:p>
          </table:table-cell>
          <table:table-cell office:value-type="string" calcext:value-type="string">
            <text:p>sparr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84" calcext:value-type="float">
            <text:p>6868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erbil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86" calcext:value-type="float">
            <text:p>6868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gerbi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61" calcext:value-type="float">
            <text:p>6906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01" calcext:value-type="float">
            <text:p>6870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00" calcext:value-type="float">
            <text:p>6890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baby bi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01" calcext:value-type="float">
            <text:p>6890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05" calcext:value-type="float">
            <text:p>6890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34" calcext:value-type="float">
            <text:p>6893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 dog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38" calcext:value-type="float">
            <text:p>6893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ted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50" calcext:value-type="float">
            <text:p>7105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57" calcext:value-type="float">
            <text:p>7105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12" calcext:value-type="float">
            <text:p>7111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31" calcext:value-type="float">
            <text:p>7383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sun glass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61" calcext:value-type="float">
            <text:p>7326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ug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98" calcext:value-type="float">
            <text:p>7359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utte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00" calcext:value-type="float">
            <text:p>7360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utte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01" calcext:value-type="float">
            <text:p>7360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03" calcext:value-type="float">
            <text:p>7360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09" calcext:value-type="float">
            <text:p>7360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86" calcext:value-type="float">
            <text:p>7388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hipp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13" calcext:value-type="float">
            <text:p>7111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99" calcext:value-type="float">
            <text:p>7389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hipp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00" calcext:value-type="float">
            <text:p>7390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08" calcext:value-type="float">
            <text:p>7390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ippo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61" calcext:value-type="float">
            <text:p>7426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17" calcext:value-type="float">
            <text:p>7431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19" calcext:value-type="float">
            <text:p>7431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91" calcext:value-type="float">
            <text:p>7289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mountain g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01" calcext:value-type="float">
            <text:p>7280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21" calcext:value-type="float">
            <text:p>7272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19" calcext:value-type="float">
            <text:p>7271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26" calcext:value-type="float">
            <text:p>7242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60" calcext:value-type="float">
            <text:p>7226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56" calcext:value-type="float">
            <text:p>7225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15" calcext:value-type="float">
            <text:p>7181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10" calcext:value-type="float">
            <text:p>7181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09" calcext:value-type="float">
            <text:p>7180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bear cu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05" calcext:value-type="float">
            <text:p>7180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21" calcext:value-type="float">
            <text:p>7142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87" calcext:value-type="float">
            <text:p>7128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82" calcext:value-type="float">
            <text:p>7128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81" calcext:value-type="float">
            <text:p>7128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77" calcext:value-type="float">
            <text:p>7127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14" calcext:value-type="float">
            <text:p>7111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06" calcext:value-type="float">
            <text:p>4580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23" calcext:value-type="float">
            <text:p>7442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c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68" calcext:value-type="float">
            <text:p>4546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47" calcext:value-type="float">
            <text:p>1754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62" calcext:value-type="float">
            <text:p>1746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em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71" calcext:value-type="float">
            <text:p>1747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oot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81" calcext:value-type="float">
            <text:p>1748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83" calcext:value-type="float">
            <text:p>1748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leav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86" calcext:value-type="float">
            <text:p>1748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22" calcext:value-type="float">
            <text:p>1752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49" calcext:value-type="float">
            <text:p>1754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feath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69" calcext:value-type="float">
            <text:p>1766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04" calcext:value-type="float">
            <text:p>1770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97" calcext:value-type="float">
            <text:p>1779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63" calcext:value-type="float">
            <text:p>1786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lamb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64" calcext:value-type="float">
            <text:p>1786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ck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55" calcext:value-type="float">
            <text:p>1815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silhouet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03" calcext:value-type="float">
            <text:p>1730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99" calcext:value-type="float">
            <text:p>1729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ountain goat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35" calcext:value-type="float">
            <text:p>1863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g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92" calcext:value-type="float">
            <text:p>1519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parr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60" calcext:value-type="float">
            <text:p>1386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do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64" calcext:value-type="float">
            <text:p>1386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s</text:p>
          </table:table-cell>
          <table:table-cell office:value-type="string" calcext:value-type="string">
            <text:p>do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20" calcext:value-type="float">
            <text:p>1402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quir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95" calcext:value-type="float">
            <text:p>1409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ama</text:p>
          </table:table-cell>
          <table:table-cell office:value-type="string" calcext:value-type="string">
            <text:p>alpac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50" calcext:value-type="float">
            <text:p>1435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99" calcext:value-type="float">
            <text:p>1519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parr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98" calcext:value-type="float">
            <text:p>1729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45" calcext:value-type="float">
            <text:p>1574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cre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2" calcext:value-type="float">
            <text:p>1586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vul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2" calcext:value-type="float">
            <text:p>1617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77" calcext:value-type="float">
            <text:p>1667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49" calcext:value-type="float">
            <text:p>1704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71" calcext:value-type="float">
            <text:p>1717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obcat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82" calcext:value-type="float">
            <text:p>1828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brid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07" calcext:value-type="float">
            <text:p>1870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pu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51" calcext:value-type="float">
            <text:p>2555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moo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85" calcext:value-type="float">
            <text:p>2448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mountain g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32" calcext:value-type="float">
            <text:p>2173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ork ch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17" calcext:value-type="float">
            <text:p>2231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89" calcext:value-type="float">
            <text:p>2248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9T17:09:19.779841486</dc:date>
    <meta:editing-duration>PT20M9S</meta:editing-duration>
    <meta:editing-cycles>5</meta:editing-cycles>
    <meta:generator>LibreOffice/5.3.3.2$MacOSX_X86_64 LibreOffice_project/3d9a8b4b4e538a85e0782bd6c2d430bafe583448</meta:generator>
    <meta:document-statistic meta:table-count="1" meta:cell-count="12213" meta:object-count="0"/>
  </office:meta>
</office:document-meta>
</file>